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5472in" table:align="left"/>
    </style:style>
    <style:style style:name="Table1.A" style:family="table-column">
      <style:table-column-properties style:column-width="1.9833in"/>
    </style:style>
    <style:style style:name="Table1.B" style:family="table-column">
      <style:table-column-properties style:column-width="2.563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 style:writing-mode="lr-tb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" style:family="paragraph" style:parent-style-name="Standard">
      <style:paragraph-properties fo:margin-top="0in" fo:margin-bottom="0.1965in" style:contextual-spacing="false"/>
      <style:text-properties fo:color="#c9211e" loext:opacity="100%"/>
    </style:style>
    <style:style style:name="P5" style:family="paragraph" style:parent-style-name="Text_20_body">
      <style:paragraph-properties fo:margin-top="0in" fo:margin-bottom="0.1965in" style:contextual-spacing="false"/>
      <style:text-properties fo:color="#c9211e" loext:opacity="100%"/>
    </style:style>
    <style:style style:name="P6" style:family="paragraph" style:parent-style-name="Text_20_body">
      <style:paragraph-properties fo:margin-top="0in" fo:margin-bottom="0.1965in" style:contextual-spacing="false"/>
      <style:text-properties fo:color="#ff0000" loext:opacity="100%" fo:font-weight="bold" style:font-weight-asian="bold" style:font-weight-complex="bold"/>
    </style:style>
    <style:style style:name="P7" style:family="paragraph" style:parent-style-name="Preformatted_20_Text" style:list-style-name="L13">
      <style:paragraph-properties fo:margin-left="0in" fo:margin-right="0in" fo:text-indent="0in" style:auto-text-indent="false" style:writing-mode="lr-tb"/>
    </style:style>
    <style:style style:name="P8" style:family="paragraph" style:parent-style-name="Preformatted_20_Text" style:list-style-name="L13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9" style:family="paragraph" style:parent-style-name="Preformatted_20_Text" style:list-style-name="L13">
      <style:paragraph-properties fo:margin-top="0in" fo:margin-bottom="0.1965in" style:contextual-spacing="false" style:writing-mode="lr-tb"/>
    </style:style>
    <style:style style:name="P10" style:family="paragraph" style:parent-style-name="Preformatted_20_Text" style:list-style-name="L14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1" style:family="paragraph" style:parent-style-name="Preformatted_20_Text" style:list-style-name="L14">
      <style:paragraph-properties fo:margin-left="0in" fo:margin-right="0in" fo:text-indent="0in" style:auto-text-indent="false" style:writing-mode="lr-tb"/>
    </style:style>
    <style:style style:name="P12" style:family="paragraph" style:parent-style-name="Preformatted_20_Text" style:list-style-name="L14">
      <style:paragraph-properties style:writing-mode="lr-tb"/>
    </style:style>
    <style:style style:name="P13" style:family="paragraph" style:parent-style-name="Preformatted_20_Text" style:list-style-name="L14">
      <style:paragraph-properties fo:margin-top="0in" fo:margin-bottom="0.1965in" style:contextual-spacing="false" style:writing-mode="lr-tb"/>
    </style:style>
    <style:style style:name="P14" style:family="paragraph" style:parent-style-name="Preformatted_20_Text" style:list-style-name="L15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5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7" style:family="paragraph" style:parent-style-name="Preformatted_20_Text" style:list-style-name="L17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8" style:family="paragraph" style:parent-style-name="Preformatted_20_Text" style:list-style-name="L18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9" style:family="paragraph" style:parent-style-name="Preformatted_20_Text">
      <style:paragraph-properties style:writing-mode="lr-tb"/>
    </style:style>
    <style:style style:name="P20" style:family="paragraph" style:parent-style-name="Preformatted_20_Text">
      <style:paragraph-properties fo:margin-top="0in" fo:margin-bottom="0.1965in" style:contextual-spacing="false" style:writing-mode="lr-tb"/>
    </style:style>
    <style:style style:name="P21" style:family="paragraph" style:parent-style-name="Standard">
      <style:paragraph-properties fo:margin-top="0in" fo:margin-bottom="0.1965in" style:contextual-spacing="false"/>
    </style:style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6"/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10"/>
    <style:style style:name="P32" style:family="paragraph" style:parent-style-name="Text_20_body" style:list-style-name="L11"/>
    <style:style style:name="P33" style:family="paragraph" style:parent-style-name="Text_20_body" style:list-style-name="L12"/>
    <style:style style:name="P34" style:family="paragraph" style:parent-style-name="Text_20_body" style:list-style-name="L13"/>
    <style:style style:name="P35" style:family="paragraph" style:parent-style-name="Text_20_body" style:list-style-name="L14"/>
    <style:style style:name="P36" style:family="paragraph" style:parent-style-name="Text_20_body" style:list-style-name="L15"/>
    <style:style style:name="P37" style:family="paragraph" style:parent-style-name="Text_20_body" style:list-style-name="L16"/>
    <style:style style:name="P38" style:family="paragraph" style:parent-style-name="Text_20_body" style:list-style-name="L17"/>
    <style:style style:name="P39" style:family="paragraph" style:parent-style-name="Text_20_body" style:list-style-name="L18"/>
    <style:style style:name="P40" style:family="paragraph" style:parent-style-name="Text_20_body" style:list-style-name="L19"/>
    <style:style style:name="P41" style:family="paragraph" style:parent-style-name="Text_20_body" style:list-style-name="L20"/>
    <style:style style:name="P42" style:family="paragraph" style:parent-style-name="Text_20_body" style:list-style-name="L21"/>
    <style:style style:name="T1" style:family="text">
      <style:text-properties fo:color="#000000" loext:opacity="100%"/>
    </style:style>
    <style:style style:name="T2" style:family="text">
      <style:text-properties officeooo:rsid="0007ba6d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W</text:span>hat is the purpose of a reverse proxy server</text:p>
      <text:p text:style-name="P5"><text:span text:style-name="T1"/></text:p>
      <text:p text:style-name="P5"><text:span text:style-name="T1">A </text:span><text:span text:style-name="Strong_20_Emphasis"><text:span text:style-name="T1">reverse proxy server</text:span></text:span><text:span text:style-name="T1"> serves as an intermediary between clients (such as web browsers or other services) and the backend servers (such as web applications or databases). It </text:span><text:span text:style-name="Strong_20_Emphasis"><text:span text:style-name="T1">receives client requests</text:span></text:span><text:span text:style-name="T1"> and forwards them to the appropriate server, then returns the server's response to the client. Unlike a forward proxy (which acts on behalf of clients), a reverse proxy acts on behalf of servers.</text:span></text:p>
      <text:p text:style-name="Text_20_body"><text:span text:style-name="T1">Here are </text:span>the primary <text:span text:style-name="Strong_20_Emphasis">purposes</text:span> and <text:span text:style-name="Strong_20_Emphasis">benefits</text:span> of using a reverse proxy:</text:p>
      <text:h text:style-name="Heading_20_3" text:outline-level="3">1. <text:span text:style-name="Strong_20_Emphasis">Load Balancing</text:span></text:h>
      <text:list text:style-name="L1">
        <text:list-item>
          <text:p text:style-name="P22">A reverse proxy can distribute incoming traffic across multiple backend servers, ensuring that no single server becomes overwhelmed. This is especially useful for high-traffic websites or applications that require <text:span text:style-name="Strong_20_Emphasis">scalability</text:span>.</text:p>
        </text:list-item>
        <text:list-item>
          <text:p text:style-name="P22">It helps in achieving <text:span text:style-name="Strong_20_Emphasis">high availability</text:span> by balancing requests among several backend servers.</text:p>
        </text:list-item>
      </text:list>
      <text:p text:style-name="Text_20_body"><text:span text:style-name="Strong_20_Emphasis">Example:</text:span> If you have several web servers handling requests for a web application, the reverse proxy can spread the requests evenly, ensuring that each server is utilized effectively.</text:p>
      <text:h text:style-name="Heading_20_3" text:outline-level="3">2. <text:span text:style-name="Strong_20_Emphasis">Security and Anonymity</text:span></text:h>
      <text:list text:style-name="L2">
        <text:list-item>
          <text:p text:style-name="P23">The reverse proxy can hide the real backend server's identity, protecting it from direct exposure to the internet. This helps mitigate <text:span text:style-name="Strong_20_Emphasis">DDoS attacks</text:span> and other threats.</text:p>
        </text:list-item>
        <text:list-item>
          <text:p text:style-name="P23">It acts as a <text:span text:style-name="Strong_20_Emphasis">shield</text:span> between the external world and internal systems, helping prevent unauthorized access.</text:p>
        </text:list-item>
      </text:list>
      <text:p text:style-name="Text_20_body"><text:span text:style-name="Strong_20_Emphasis">Example:</text:span> Users interact with the reverse proxy at <text:span text:style-name="Source_20_Text">www.example.com</text:span>, but the actual backend servers (e.g., running the application) might be on different internal IP addresses that are hidden from the public.</text:p>
      <text:h text:style-name="Heading_20_3" text:outline-level="3">3. <text:span text:style-name="Strong_20_Emphasis">SSL Termination</text:span></text:h>
      <text:list text:style-name="L3">
        <text:list-item>
          <text:p text:style-name="P24">A reverse proxy can handle <text:span text:style-name="Strong_20_Emphasis">SSL encryption</text:span> (HTTPS) on behalf of the backend servers, offloading the computational burden of SSL/TLS encryption from the backend servers.</text:p>
        </text:list-item>
        <text:list-item>
          <text:p text:style-name="P24">This is called <text:span text:style-name="Strong_20_Emphasis">SSL termination</text:span> or <text:span text:style-name="Strong_20_Emphasis">SSL offloading</text:span>. It simplifies SSL certificate management, as only the reverse proxy needs to manage the certificate.</text:p>
        </text:list-item>
      </text:list>
      <text:p text:style-name="Text_20_body"><text:span text:style-name="Strong_20_Emphasis">Example:</text:span> The reverse proxy accepts encrypted HTTPS traffic from clients, decrypts it, and forwards the unencrypted HTTP request to the backend server, ensuring secure communication between the client and the proxy.</text:p>
      <text:h text:style-name="Heading_20_3" text:outline-level="3">4. <text:span text:style-name="Strong_20_Emphasis">Caching</text:span></text:h>
      <text:list text:style-name="L4">
        <text:list-item>
          <text:p text:style-name="P25">Reverse proxies can <text:span text:style-name="Strong_20_Emphasis">cache responses</text:span> from the backend server and serve those cached responses to clients, reducing load on the backend and improving performance for frequently requested content.</text:p>
        </text:list-item>
        <text:list-item>
          <text:p text:style-name="P25"><text:soft-page-break/>This is especially useful for <text:span text:style-name="Strong_20_Emphasis">static content</text:span> (like images, CSS, JavaScript) and reduces the amount of repetitive work the backend needs to do.</text:p>
        </text:list-item>
      </text:list>
      <text:p text:style-name="Text_20_body"><text:span text:style-name="Strong_20_Emphasis">Example:</text:span> A reverse proxy can cache the homepage of a website. When multiple clients request the homepage, the reverse proxy can return the cached copy instead of re-fetching it from the backend each time.</text:p>
      <text:h text:style-name="Heading_20_3" text:outline-level="3">5. <text:span text:style-name="Strong_20_Emphasis">Compression</text:span></text:h>
      <text:list text:style-name="L5">
        <text:list-item>
          <text:p text:style-name="P26">The reverse proxy can <text:span text:style-name="Strong_20_Emphasis">compress</text:span> responses (like HTML, CSS, JavaScript) before sending them to clients. This reduces the size of the response and improves loading times for end users, especially for mobile or slower connections.</text:p>
        </text:list-item>
      </text:list>
      <text:p text:style-name="Text_20_body"><text:span text:style-name="Strong_20_Emphasis">Example:</text:span> A reverse proxy might compress images or text-based content like HTML or JSON before sending it to clients, reducing bandwidth usage and improving response times.</text:p>
      <text:h text:style-name="Heading_20_3" text:outline-level="3">6. <text:span text:style-name="Strong_20_Emphasis">Application Firewall</text:span></text:h>
      <text:list text:style-name="L6">
        <text:list-item>
          <text:p text:style-name="P27">A reverse proxy can function as a <text:span text:style-name="Strong_20_Emphasis">web application firewall (WAF)</text:span>, filtering incoming traffic and blocking malicious requests before they reach the backend servers.</text:p>
        </text:list-item>
        <text:list-item>
          <text:p text:style-name="P27">It can inspect incoming traffic for threats such as SQL injection, cross-site scripting (XSS), and other common web vulnerabilities.</text:p>
        </text:list-item>
      </text:list>
      <text:p text:style-name="Text_20_body"><text:span text:style-name="Strong_20_Emphasis">Example:</text:span> The reverse proxy can filter out dangerous payloads or invalid requests, preventing backend servers from being exposed to attacks.</text:p>
      <text:h text:style-name="Heading_20_3" text:outline-level="3">7. <text:span text:style-name="Strong_20_Emphasis">Simplified DNS Management</text:span></text:h>
      <text:list text:style-name="L7">
        <text:list-item>
          <text:p text:style-name="P28">A reverse proxy can simplify how DNS (Domain Name System) is set up for a service, as you can point the DNS entry to the proxy instead of each backend server individually. This can help in managing multiple backend servers, especially when scaling.</text:p>
        </text:list-item>
      </text:list>
      <text:p text:style-name="Text_20_body"><text:span text:style-name="Strong_20_Emphasis">Example:</text:span> Instead of having to configure DNS for each server (e.g., <text:span text:style-name="Source_20_Text">app1.example.com</text:span>, <text:span text:style-name="Source_20_Text">app2.example.com</text:span>), you can point <text:span text:style-name="Source_20_Text">www.example.com</text:span> to the reverse proxy, which will route traffic appropriately.</text:p>
      <text:h text:style-name="Heading_20_3" text:outline-level="3">8. <text:span text:style-name="Strong_20_Emphasis">Centralized Authentication and Authorization</text:span></text:h>
      <text:list text:style-name="L8">
        <text:list-item>
          <text:p text:style-name="P29">The reverse proxy can enforce <text:span text:style-name="Strong_20_Emphasis">authentication and authorization</text:span> for incoming traffic before allowing requests to reach backend servers. This means you can centralize security policies for all backend services.</text:p>
        </text:list-item>
      </text:list>
      <text:p text:style-name="Text_20_body"><text:span text:style-name="Strong_20_Emphasis">Example:</text:span> A reverse proxy might require users to authenticate using OAuth or a similar method before they can access any of the backend services.</text:p>
      <text:h text:style-name="Heading_20_3" text:outline-level="3">9. <text:span text:style-name="Strong_20_Emphasis">API Gateway (Microservices Architecture)</text:span></text:h>
      <text:list text:style-name="L9">
        <text:list-item>
          <text:p text:style-name="P30">In modern microservices architectures, a reverse proxy can act as an <text:span text:style-name="Strong_20_Emphasis">API Gateway</text:span>, managing and routing requests to the appropriate microservice, aggregating responses, and handling service-to-service communication.</text:p>
        </text:list-item>
        <text:list-item>
          <text:p text:style-name="P30">It can manage tasks like <text:span text:style-name="Strong_20_Emphasis">rate limiting</text:span>, <text:span text:style-name="Strong_20_Emphasis">authentication</text:span>, and <text:span text:style-name="Strong_20_Emphasis">logging</text:span> for each microservice.</text:p>
        </text:list-item>
      </text:list>
      <text:p text:style-name="Text_20_body"><text:soft-page-break/><text:span text:style-name="Strong_20_Emphasis">Example:</text:span> In a system where different services handle payments, user authentication, and product management, a reverse proxy can route each request to the correct service based on the URL path or other criteria.</text:p>
      <text:h text:style-name="Heading_20_3" text:outline-level="3">10. <text:span text:style-name="Strong_20_Emphasis">Global Server Load Balancing (GSLB)</text:span></text:h>
      <text:list text:style-name="L10">
        <text:list-item>
          <text:p text:style-name="P31">A reverse proxy can also perform <text:span text:style-name="Strong_20_Emphasis">global server load balancing</text:span>, which directs traffic to the most appropriate data center or server based on factors like <text:span text:style-name="Strong_20_Emphasis">geographical location</text:span>, server health, and current load.</text:p>
        </text:list-item>
      </text:list>
      <text:p text:style-name="Text_20_body"><text:span text:style-name="Strong_20_Emphasis">Example:</text:span> If a user is in Europe, the reverse proxy might route their request to a server in the European data center, ensuring faster response times and reducing latency.</text:p>
      <text:p text:style-name="Horizontal_20_Line"/>
      <text:h text:style-name="Heading_20_3" text:outline-level="3">Summary of Key Benefits:</text:h>
      <text:list text:style-name="L11">
        <text:list-item>
          <text:p text:style-name="P32"><text:span text:style-name="Strong_20_Emphasis">Load balancing</text:span> to distribute traffic.</text:p>
        </text:list-item>
        <text:list-item>
          <text:p text:style-name="P32"><text:span text:style-name="Strong_20_Emphasis">Enhanced security</text:span> by hiding backend servers.</text:p>
        </text:list-item>
        <text:list-item>
          <text:p text:style-name="P32"><text:span text:style-name="Strong_20_Emphasis">SSL offloading</text:span> to handle HTTPS traffic efficiently.</text:p>
        </text:list-item>
        <text:list-item>
          <text:p text:style-name="P32"><text:span text:style-name="Strong_20_Emphasis">Caching</text:span> to reduce backend load and improve response times.</text:p>
        </text:list-item>
        <text:list-item>
          <text:p text:style-name="P32"><text:span text:style-name="Strong_20_Emphasis">Traffic filtering and inspection</text:span> as a web application firewall.</text:p>
        </text:list-item>
        <text:list-item>
          <text:p text:style-name="P32"><text:span text:style-name="Strong_20_Emphasis">Centralized management</text:span> of user authentication and authorization.</text:p>
        </text:list-item>
        <text:list-item>
          <text:p text:style-name="P32"><text:span text:style-name="Strong_20_Emphasis">API Gateway functionality</text:span> for microservices-based architectures.</text:p>
        </text:list-item>
      </text:list>
      <text:p text:style-name="Text_20_body">In essence, a reverse proxy acts as a smart middleman that handles various important tasks, providing better performance, security, and scalability for web services.</text:p>
      <text:p text:style-name="P4"/>
      <text:p text:style-name="P4">How can I set up an nginx reverse proxy server for a postgrest instance?</text:p>
      <text:p text:style-name="Text_20_body">Setting up an <text:span text:style-name="Strong_20_Emphasis">NGINX reverse proxy</text:span> for a <text:span text:style-name="Strong_20_Emphasis">PostgREST</text:span> instance is a great way to add an additional layer of security, handle SSL termination, and control traffic routing. Here’s a step-by-step guide to help you set it up:</text:p>
      <text:h text:style-name="Heading_20_3" text:outline-level="3">Prerequisites:</text:h>
      <text:list text:style-name="L12">
        <text:list-item>
          <text:p text:style-name="P33"><text:span text:style-name="Strong_20_Emphasis">PostgREST instance</text:span> running and working correctly (usually on localhost or a specific port).</text:p>
        </text:list-item>
        <text:list-item>
          <text:p text:style-name="P33"><text:span text:style-name="Strong_20_Emphasis">NGINX</text:span> installed on your server.</text:p>
        </text:list-item>
        <text:list-item>
          <text:p text:style-name="P33">Basic knowledge of how to use a terminal and edit files on the server.</text:p>
        </text:list-item>
      </text:list>
      <text:h text:style-name="Heading_20_3" text:outline-level="3">Step 1: Install NGINX</text:h>
      <text:p text:style-name="Text_20_body">If you don’t have NGINX installed, you can install it using the package manager for your operating system.</text:p>
      <text:list text:style-name="L13">
        <text:list-item>
          <text:p text:style-name="P34"><text:soft-page-break/>On <text:span text:style-name="Strong_20_Emphasis">Ubuntu/Debian</text:span>:</text:p>
          <text:p text:style-name="P7"><text:span text:style-name="Source_20_Text">sudo apt update</text:span></text:p>
          <text:p text:style-name="P9"><text:span text:style-name="Source_20_Text">sudo apt install nginx</text:span></text:p>
        </text:list-item>
        <text:list-item>
          <text:p text:style-name="P34">On <text:span text:style-name="Strong_20_Emphasis">CentOS/RHEL</text:span>:</text:p>
          <text:p text:style-name="P8"><text:span text:style-name="Source_20_Text">sudo yum install nginx</text:span></text:p>
        </text:list-item>
      </text:list>
      <text:p text:style-name="Text_20_body">Once installed, start the NGINX service:</text:p>
      <text:p text:style-name="P2"><text:span text:style-name="Source_20_Text">sudo systemctl start nginx</text:span></text:p>
      <text:p text:style-name="P1"><text:span text:style-name="Source_20_Text">sudo systemctl enable nginx</text:span></text:p>
      <text:h text:style-name="Heading_20_3" text:outline-level="3">Step 2: Configure PostgREST</text:h>
      <text:p text:style-name="Text_20_body">Make sure your <text:span text:style-name="Strong_20_Emphasis">PostgREST</text:span> server is running and accessible. By default, PostgREST listens on port <text:span text:style-name="Source_20_Text">3000</text:span>, but this can be configured in your PostgREST configuration file.</text:p>
      <text:p text:style-name="Text_20_body">Start the PostgREST instance like this (if not already running):</text:p>
      <text:p text:style-name="P3"><text:span text:style-name="Source_20_Text">postgrest /path/to/your/postgrest.conf</text:span></text:p>
      <text:p text:style-name="Text_20_body">Make sure it's working by visiting <text:span text:style-name="Source_20_Text">http://localhost:3000</text:span> (or whatever port you've configured).</text:p>
      <text:h text:style-name="Heading_20_3" text:outline-level="3">Step 3: Configure NGINX as Reverse Proxy</text:h>
      <text:p text:style-name="Text_20_body">Now, we need to set up NGINX to forward requests to the PostgREST server.</text:p>
      <text:list text:style-name="L14">
        <text:list-item>
          <text:p text:style-name="P35"><text:span text:style-name="Strong_20_Emphasis">Edit the NGINX configuration file</text:span>:</text:p>
          <text:p text:style-name="P35">Open the NGINX config file (<text:span text:style-name="Source_20_Text">/etc/nginx/nginx.conf</text:span> or <text:span text:style-name="Source_20_Text">/etc/nginx/sites-available/default</text:span> depending on your system setup).</text:p>
          <text:p text:style-name="P10"><text:span text:style-name="Source_20_Text">sudo nano /etc/nginx/sites-available/default</text:span></text:p>
        </text:list-item>
        <text:list-item>
          <text:p text:style-name="P35"><text:span text:style-name="Strong_20_Emphasis">Add a new server block</text:span> to configure the reverse proxy:</text:p>
          <text:p text:style-name="P35">If you want NGINX to handle all incoming traffic on port 80 (HTTP) and forward it to PostgREST running on port 3000, you would add this to the <text:span text:style-name="Source_20_Text">server</text:span> block:</text:p>
          <text:p text:style-name="P11"><text:span text:style-name="Source_20_Text">server {</text:span></text:p>
          <text:p text:style-name="P12"><text:span text:style-name="Source_20_Text"><text:s text:c="4"/>listen 80;</text:span></text:p>
          <text:p text:style-name="P12"/>
          <text:p text:style-name="P12"><text:span text:style-name="Source_20_Text"><text:s text:c="4"/># Define the domain name (use your domain or IP here)</text:span></text:p>
          <text:p text:style-name="P12"><text:span text:style-name="Source_20_Text"><text:s text:c="4"/>server_name example.com; <text:s/># Replace with your domain</text:span></text:p>
          <text:p text:style-name="P12"/>
          <text:p text:style-name="P12"><text:span text:style-name="Source_20_Text"><text:s text:c="4"/>location / {</text:span></text:p>
          <text:p text:style-name="P12"><text:span text:style-name="Source_20_Text"><text:s text:c="8"/>proxy_pass http://localhost:3000; <text:s/># Forward requests to PostgREST</text:span></text:p>
          <text:p text:style-name="P12"><text:span text:style-name="Source_20_Text"><text:s text:c="8"/>proxy_set_header Host $host;</text:span></text:p>
          <text:p text:style-name="P12"><text:span text:style-name="Source_20_Text"><text:s text:c="8"/>proxy_set_header X-Real-IP $remote_addr;</text:span></text:p>
          <text:p text:style-name="P12"><text:span text:style-name="Source_20_Text"><text:s text:c="8"/>proxy_set_header X-Forwarded-For $proxy_add_x_forwarded_for;</text:span></text:p>
          <text:p text:style-name="P12"><text:span text:style-name="Source_20_Text"><text:s text:c="8"/>proxy_set_header X-Forwarded-Proto $scheme;</text:span></text:p>
          <text:p text:style-name="P12"><text:span text:style-name="Source_20_Text"><text:s text:c="8"/>proxy_redirect off;</text:span></text:p>
          <text:p text:style-name="P12"><text:span text:style-name="Source_20_Text"><text:s text:c="4"/>}</text:span></text:p>
          <text:p text:style-name="P13"><text:span text:style-name="Source_20_Text">}</text:span></text:p>
          <text:p text:style-name="P35"><text:soft-page-break/>This configuration tells NGINX to listen on port 80, pass all traffic to <text:span text:style-name="Source_20_Text">localhost:3000</text:span> (where PostgREST is running), and set the appropriate headers.</text:p>
        </text:list-item>
        <text:list-item>
          <text:p text:style-name="P35"><text:span text:style-name="Strong_20_Emphasis">Save and close the file</text:span> (<text:span text:style-name="Source_20_Text">Ctrl + X</text:span>, <text:span text:style-name="Source_20_Text">Y</text:span>, <text:span text:style-name="Source_20_Text">Enter</text:span>).</text:p>
        </text:list-item>
      </text:list>
      <text:h text:style-name="Heading_20_3" text:outline-level="3">Step 4: Test the NGINX Configuration</text:h>
      <text:p text:style-name="Text_20_body">Before restarting NGINX, it's a good idea to test the configuration for syntax errors:</text:p>
      <text:p text:style-name="P3"><text:span text:style-name="Source_20_Text">sudo nginx -t</text:span></text:p>
      <text:p text:style-name="Text_20_body">If everything is correct, you’ll see a message like:</text:p>
      <text:p text:style-name="P3"><text:span text:style-name="Source_20_Text">nginx: configuration file /etc/nginx/nginx.conf test is successful</text:span></text:p>
      <text:h text:style-name="Heading_20_3" text:outline-level="3">Step 5: Restart NGINX</text:h>
      <text:p text:style-name="Text_20_body">Now that the configuration is correct, restart the NGINX service to apply the changes:</text:p>
      <text:p text:style-name="P3"><text:span text:style-name="Source_20_Text">sudo systemctl restart nginx</text:span></text:p>
      <text:h text:style-name="Heading_20_3" text:outline-level="3">Step 6: Access PostgREST via NGINX</text:h>
      <text:p text:style-name="Text_20_body">Now, if you visit <text:span text:style-name="Source_20_Text">http://example.com</text:span> (or the IP address of your server), NGINX will act as a reverse proxy and forward the requests to your PostgREST instance running on <text:span text:style-name="Source_20_Text">localhost:3000</text:span>.</text:p>
      <text:h text:style-name="Heading_20_3" text:outline-level="3">Step 7: (Optional) Enable SSL with Let’s Encrypt</text:h>
      <text:p text:style-name="Text_20_body">To secure your connection with SSL, you can use <text:span text:style-name="Strong_20_Emphasis">Let’s Encrypt</text:span> and <text:span text:style-name="Strong_20_Emphasis">Certbot</text:span> to obtain a free SSL certificate.</text:p>
      <text:list text:style-name="L15">
        <text:list-item>
          <text:p text:style-name="P36">Install Certbot:</text:p>
          <text:p text:style-name="P36">On <text:span text:style-name="Strong_20_Emphasis">Ubuntu/Debian</text:span>:</text:p>
          <text:p text:style-name="P14"><text:span text:style-name="Source_20_Text">sudo apt install certbot python3-certbot-nginx</text:span></text:p>
        </text:list-item>
        <text:list-item>
          <text:p text:style-name="P36">Request a certificate for your domain:</text:p>
          <text:p text:style-name="P14"><text:span text:style-name="Source_20_Text">sudo certbot --nginx -d example.com</text:span></text:p>
          <text:p text:style-name="P36">This will automatically configure NGINX to serve your site over HTTPS, including SSL certificate renewal.</text:p>
        </text:list-item>
        <text:list-item>
          <text:p text:style-name="P36">Verify the SSL setup by accessing your domain using <text:span text:style-name="Source_20_Text">https://</text:span>.</text:p>
        </text:list-item>
      </text:list>
      <text:h text:style-name="Heading_20_3" text:outline-level="3">Step 8: Configure PostgREST for Secure Connections (Optional)</text:h>
      <text:p text:style-name="Text_20_body">If you set up SSL and want PostgREST to only be accessed via HTTPS, you might want to configure PostgREST to listen only on <text:span text:style-name="Source_20_Text">localhost</text:span> and configure NGINX to handle SSL termination.</text:p>
      <text:p text:style-name="Text_20_body"><text:soft-page-break/>Make sure your <text:span text:style-name="Source_20_Text">postgrest.conf</text:span> has <text:span text:style-name="Source_20_Text">server-host = "localhost"</text:span> if you're going to limit access to local requests. You can keep the <text:span text:style-name="Source_20_Text">postgrest</text:span> on HTTP behind NGINX, which handles the HTTPS traffic.</text:p>
      <text:p text:style-name="Horizontal_20_Line"/>
      <text:h text:style-name="Heading_20_3" text:outline-level="3">Recap:</text:h>
      <text:list text:style-name="L16">
        <text:list-item>
          <text:p text:style-name="P37"><text:span text:style-name="Strong_20_Emphasis">NGINX</text:span> acts as a reverse proxy for your <text:span text:style-name="Strong_20_Emphasis">PostgREST</text:span> server, forwarding HTTP(S) traffic to it.</text:p>
        </text:list-item>
        <text:list-item>
          <text:p text:style-name="P37">You’ve configured SSL (optional) with <text:span text:style-name="Strong_20_Emphasis">Let’s Encrypt</text:span> to secure communication.</text:p>
        </text:list-item>
        <text:list-item>
          <text:p text:style-name="P37">You now have a basic reverse proxy setup with NGINX, allowing you to access your PostgREST instance via your domain.</text:p>
        </text:list-item>
      </text:list>
      <text:p text:style-name="Text_20_body">Let me know if you need further details on any step!</text:p>
      <text:p text:style-name="Standard"/>
      <text:p text:style-name="Standard"/>
      <text:p text:style-name="P21"><text:span text:style-name="T4">If I have set up nginx as a reverse proxy for postgrest on my local machine, what URL do I use to test that nginx is connecting correctly to the postgrest server</text:span>?</text:p>
      <text:p text:style-name="Text_20_body">You test <text:span text:style-name="Strong_20_Emphasis">NGINX</text:span>, not PostgREST directly.</text:p>
      <text:p text:style-name="Text_20_body">The URL you use is the <text:span text:style-name="Strong_20_Emphasis">NGINX listen address and port</text:span>, not the PostgREST one.</text:p>
      <text:p text:style-name="Horizontal_20_Line"/>
      <text:h text:style-name="Heading_20_2" text:outline-level="2">The General Rule</text:h>
      <text:p text:style-name="Text_20_body">👉 <text:span text:style-name="Strong_20_Emphasis">Use the NGINX URL</text:span><text:line-break/>NGINX will forward the request to PostgREST behind the scenes.</text:p>
      <text:p text:style-name="P3"><text:span text:style-name="Source_20_Text">http://&lt;nginx-host&gt;:&lt;nginx-port&gt;/</text:span></text:p>
      <text:p text:style-name="Horizontal_20_Line"/>
      <text:h text:style-name="Heading_20_2" text:outline-level="2">Common Local Setup Example</text:h>
      <text:h text:style-name="Heading_20_3" text:outline-level="3">PostgREST</text:h>
      <text:list text:style-name="L17">
        <text:list-item>
          <text:p text:style-name="P38">Running on:</text:p>
          <text:p text:style-name="P17"><text:span text:style-name="Source_20_Text">http://localhost:3000</text:span></text:p>
        </text:list-item>
      </text:list>
      <text:h text:style-name="Heading_20_3" text:outline-level="3">NGINX</text:h>
      <text:list text:style-name="L18">
        <text:list-item>
          <text:p text:style-name="P39">Listening on:</text:p>
          <text:p text:style-name="P18"><text:span text:style-name="Source_20_Text">http://localhost:8080</text:span></text:p>
        </text:list-item>
      </text:list>
      <text:h text:style-name="Heading_20_3" text:outline-level="3">✅ Test URL</text:h>
      <text:p text:style-name="P3"><text:span text:style-name="Source_20_Text">http://localhost:8080/</text:span></text:p>
      <text:p text:style-name="Text_20_body"><text:soft-page-break/>If NGINX is correctly connected to PostgREST, you should see a <text:span text:style-name="Strong_20_Emphasis">PostgREST response</text:span>, such as:</text:p>
      <text:list text:style-name="L19">
        <text:list-item>
          <text:p text:style-name="P40">JSON output</text:p>
        </text:list-item>
        <text:list-item>
          <text:p text:style-name="P40">Or PostgREST root response (often empty with headers)</text:p>
        </text:list-item>
      </text:list>
      <text:p text:style-name="Horizontal_20_Line"/>
      <text:h text:style-name="Heading_20_2" text:outline-level="2">Better Test: Query a Table</text:h>
      <text:p text:style-name="Text_20_body">If you have a table called <text:span text:style-name="Source_20_Text">todos</text:span>:</text:p>
      <text:p text:style-name="P3"><text:span text:style-name="Source_20_Text">http://localhost:8080/todos</text:span></text:p>
      <text:p text:style-name="Text_20_body">Expected response:</text:p>
      <text:p text:style-name="P2"><text:span text:style-name="Source_20_Text">[</text:span></text:p>
      <text:p text:style-name="P19"><text:span text:style-name="Source_20_Text"><text:s text:c="2"/>{ "id": 1, "task": "..." }</text:span></text:p>
      <text:p text:style-name="P1"><text:span text:style-name="Source_20_Text">]</text:span></text:p>
      <text:p text:style-name="Text_20_body">This confirms:</text:p>
      <text:list text:style-name="L20">
        <text:list-item>
          <text:p text:style-name="P41">NGINX is receiving the request</text:p>
        </text:list-item>
        <text:list-item>
          <text:p text:style-name="P41">NGINX is forwarding it to PostgREST</text:p>
        </text:list-item>
        <text:list-item>
          <text:p text:style-name="P41">PostgREST is responding correctly</text:p>
        </text:list-item>
      </text:list>
      <text:p text:style-name="Horizontal_20_Line"/>
      <text:h text:style-name="Heading_20_2" text:outline-level="2">How to Confirm It’s Going Through NGINX (Not Direct)</text:h>
      <text:h text:style-name="Heading_20_3" text:outline-level="3">1. Stop PostgREST</text:h>
      <text:p text:style-name="P3"><text:span text:style-name="Source_20_Text">pkill postgrest</text:span></text:p>
      <text:h text:style-name="Heading_20_3" text:outline-level="3">2. Hit NGINX URL again</text:h>
      <text:p text:style-name="P3"><text:span text:style-name="Source_20_Text">curl http://localhost:8080/</text:span></text:p>
      <text:p text:style-name="Text_20_body">If you now get:</text:p>
      <text:list text:style-name="L21">
        <text:list-item>
          <text:p text:style-name="P42"><text:span text:style-name="Source_20_Text">502 Bad Gateway</text:span> or</text:p>
        </text:list-item>
        <text:list-item>
          <text:p text:style-name="P42"><text:span text:style-name="Source_20_Text">connection refused</text:span></text:p>
        </text:list-item>
      </text:list>
      <text:p text:style-name="Text_20_body">✅ That confirms NGINX <text:span text:style-name="Emphasis">was</text:span> proxying to PostgREST.</text:p>
      <text:p text:style-name="Horizontal_20_Line"/>
      <text:h text:style-name="Heading_20_2" text:outline-level="2">Useful Curl Tests</text:h>
      <text:h text:style-name="Heading_20_3" text:outline-level="3">Check headers</text:h>
      <text:p text:style-name="P3"><text:span text:style-name="Source_20_Text">curl -i http://localhost:8080/</text:span></text:p>
      <text:p text:style-name="Text_20_body">You should see:</text:p>
      <text:p text:style-name="P3"><text:soft-page-break/><text:span text:style-name="Source_20_Text">Server: nginx</text:span></text:p>
      <text:h text:style-name="Heading_20_3" text:outline-level="3">Check PostgREST OpenAPI</text:h>
      <text:p text:style-name="P3"><text:span text:style-name="Source_20_Text">curl http://localhost:8080/</text:span></text:p>
      <text:p text:style-name="Text_20_body">Or:</text:p>
      <text:p text:style-name="P3"><text:span text:style-name="Source_20_Text">curl http://localhost:8080/rpc/</text:span></text:p>
      <text:p text:style-name="Horizontal_20_Line"/>
      <text:h text:style-name="Heading_20_2" text:outline-level="2">If It Doesn’t Work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ymptom</text:p>
            </table:table-cell>
            <table:table-cell table:style-name="Table1.A1" office:value-type="string">
              <text:p text:style-name="Table_20_Heading">Likely Cause</text:p>
            </table:table-cell>
          </table:table-row>
        </table:table-header-rows>
        <table:table-row>
          <table:table-cell table:style-name="Table1.A1" office:value-type="string">
            <text:p text:style-name="Table_20_Contents">404 from nginx</text:p>
          </table:table-cell>
          <table:table-cell table:style-name="Table1.A1" office:value-type="string">
            <text:p text:style-name="Table_20_Contents">Wrong <text:span text:style-name="Source_20_Text">location</text:span> block</text:p>
          </table:table-cell>
        </table:table-row>
        <table:table-row>
          <table:table-cell table:style-name="Table1.A1" office:value-type="string">
            <text:p text:style-name="Table_20_Contents">502 Bad Gateway</text:p>
          </table:table-cell>
          <table:table-cell table:style-name="Table1.A1" office:value-type="string">
            <text:p text:style-name="Table_20_Contents">PostgREST not running / wrong port</text:p>
          </table:table-cell>
        </table:table-row>
        <table:table-row>
          <table:table-cell table:style-name="Table1.A1" office:value-type="string">
            <text:p text:style-name="Table_20_Contents">Connection refused</text:p>
          </table:table-cell>
          <table:table-cell table:style-name="Table1.A1" office:value-type="string">
            <text:p text:style-name="Table_20_Contents">NGINX not listening</text:p>
          </table:table-cell>
        </table:table-row>
        <table:table-row>
          <table:table-cell table:style-name="Table1.A1" office:value-type="string">
            <text:p text:style-name="Table_20_Contents">Works on 3000 but not 8080</text:p>
          </table:table-cell>
          <table:table-cell table:style-name="Table1.A1" office:value-type="string">
            <text:p text:style-name="Table_20_Contents">Proxy config issue</text:p>
          </table:table-cell>
        </table:table-row>
      </table:table>
      <text:p text:style-name="Horizontal_20_Line"/>
      <text:h text:style-name="Heading_20_2" text:outline-level="2">Minimal Working NGINX Config (Reference)</text:h>
      <text:p text:style-name="P2"><text:span text:style-name="Source_20_Text">server {</text:span></text:p>
      <text:p text:style-name="P19"><text:span text:style-name="Source_20_Text"><text:s text:c="4"/>listen 8080;</text:span></text:p>
      <text:p text:style-name="P19"/>
      <text:p text:style-name="P19"><text:span text:style-name="Source_20_Text"><text:s text:c="4"/>location / {</text:span></text:p>
      <text:p text:style-name="P19"><text:span text:style-name="Source_20_Text"><text:s text:c="8"/>proxy_pass http://localhost:3000;</text:span></text:p>
      <text:p text:style-name="P19"><text:span text:style-name="Source_20_Text"><text:s text:c="8"/>proxy_set_header Host $host;</text:span></text:p>
      <text:p text:style-name="P19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2" text:outline-level="2">Summary</text:h>
      <text:p text:style-name="Text_20_body">✔ Use <text:span text:style-name="Strong_20_Emphasis">NGINX URL</text:span>, not PostgREST URL<text:line-break/>✔ Example: <text:span text:style-name="Source_20_Text">http://localhost:8080/</text:span><text:line-break/>✔ Test with a table endpoint for confirmation<text:line-break/>✔ <text:span text:style-name="Source_20_Text">502</text:span> means proxy is wired but backend is down</text:p>
      <text:p text:style-name="Text_20_body">If you want, paste your NGINX config and I can verify it line-by-lin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4T12:38:12.009748589</meta:creation-date>
    <dc:date>2025-12-14T21:54:05.563110954</dc:date>
    <meta:editing-duration>PT1H22M15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8" meta:paragraph-count="187" meta:word-count="1899" meta:character-count="12145" meta:non-whitespace-character-count="10385"/>
  </office:meta>
</office:document-meta>
</file>